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ethodDispatcher.set( String identifier , MockMethodDispatcher disp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thodDispatcher.getStatic( String identifier , Class &lt; ? &gt;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MethodDispatcher.isConstructorMock( String identifier ,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ockMethodDispatcher.handleConstruction( String identifier , Class &lt; ? &gt; type , Object object , Object [ ] arguments , String [ ] parameterTyp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ethodDispatcher.get( String identifier , Object mo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